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5.49pt"/>
    </style:style>
    <style:style style:name="co3" style:family="table-column">
      <style:table-column-properties fo:break-before="auto" style:column-width="1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oldbeads 640n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is</text:p>
          </table:table-cell>
          <table:table-cell office:value-type="string" calcext:value-type="string">
            <text:p>Length 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395" calcext:value-type="float">
            <text:p>0.39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p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361" calcext:value-type="float">
            <text:p>0.36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p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.029" calcext:value-type="float">
            <text:p>1.02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p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376" calcext:value-type="float">
            <text:p>0.37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p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.002" calcext:value-type="float">
            <text:p>1.0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px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441" calcext:value-type="float">
            <text:p>0.44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p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75nm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35" calcext:value-type="float">
            <text:p>0.3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p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325" calcext:value-type="float">
            <text:p>0.32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p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.029" calcext:value-type="float">
            <text:p>1.02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p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395" calcext:value-type="float">
            <text:p>0.39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p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.034" calcext:value-type="float">
            <text:p>1.03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px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422" calcext:value-type="float">
            <text:p>0.42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p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z3r </meta:initial-creator>
    <meta:creation-date>2016-01-30T09:45:36.196281668</meta:creation-date>
    <dc:date>2016-01-30T10:19:40.581325751</dc:date>
    <dc:creator>Winz3r </dc:creator>
    <meta:editing-duration>PT2M24S</meta:editing-duration>
    <meta:editing-cycles>1</meta:editing-cycles>
    <meta:document-statistic meta:table-count="1" meta:cell-count="54" meta:object-count="0"/>
    <meta:generator>LibreOffice/5.0.2.2$Linux_X86_64 LibreOffice_project/00m0$Build-2</meta:generator>
  </office:meta>
</office:document-meta>
</file>